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ato" svg:font-family="Lato, sans-serif"/>
    <style:font-face style:name="Lohit Devanagari1" svg:font-family="'Lohit Devanagari'"/>
    <style:font-face style:name="Open Sans1" svg:font-family="'Open Sans', Arial, sans-serif"/>
    <style:font-face style:name="Open Sans" svg:font-family="'Open Sans', 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FreeSans" fo:font-size="9.75pt" fo:letter-spacing="normal" fo:font-style="normal" fo:font-weight="normal"/>
    </style:style>
    <style:style style:name="P2" style:family="paragraph" style:parent-style-name="Text_20_body">
      <style:text-properties style:font-name="FreeSans" officeooo:rsid="0005167c" officeooo:paragraph-rsid="0005167c"/>
    </style:style>
    <style:style style:name="P3" style:family="paragraph" style:parent-style-name="Text_20_body">
      <style:text-properties style:font-name="FreeSans" officeooo:rsid="0005167c" officeooo:paragraph-rsid="000a3251"/>
    </style:style>
    <style:style style:name="P4" style:family="paragraph" style:parent-style-name="Text_20_body">
      <style:text-properties style:font-name="FreeSans" officeooo:rsid="000676df" officeooo:paragraph-rsid="000676df"/>
    </style:style>
    <style:style style:name="P5" style:family="paragraph" style:parent-style-name="Title">
      <style:text-properties style:font-name="FreeSans" officeooo:rsid="00037432" officeooo:paragraph-rsid="00037432"/>
    </style:style>
    <style:style style:name="P6" style:family="paragraph" style:parent-style-name="Subtitle">
      <style:text-properties style:font-name="FreeSans"/>
    </style:style>
    <style:style style:name="P7" style:family="paragraph" style:parent-style-name="Subtitle">
      <style:text-properties style:font-name="FreeSans" officeooo:rsid="00037432" officeooo:paragraph-rsid="00037432"/>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Open Sans" fo:font-size="9.75pt" fo:letter-spacing="normal" fo:font-style="normal" fo:font-weight="normal" officeooo:rsid="0001a2b2" officeooo:paragraph-rsid="0001a2b2"/>
    </style:style>
    <style:style style:name="P9" style:family="paragraph" style:parent-style-name="Text_20_body">
      <style:text-properties style:font-name="FreeSans" officeooo:rsid="000a27a7" officeooo:paragraph-rsid="000a27a7"/>
    </style:style>
    <style:style style:name="P10" style:family="paragraph" style:parent-style-name="Text_20_body" style:list-style-name="L1">
      <style:text-properties style:font-name="FreeSans" officeooo:rsid="0005167c" officeooo:paragraph-rsid="0005167c"/>
    </style:style>
    <style:style style:name="P11" style:family="paragraph" style:parent-style-name="Text_20_body">
      <style:text-properties style:font-name="FreeSans" officeooo:rsid="0005167c" officeooo:paragraph-rsid="000a3251"/>
    </style:style>
    <style:style style:name="P12" style:family="paragraph" style:parent-style-name="Text_20_body">
      <style:text-properties style:font-name="FreeSans" officeooo:rsid="0005167c" officeooo:paragraph-rsid="0005167c"/>
    </style:style>
    <style:style style:name="P13" style:family="paragraph" style:parent-style-name="Text_20_body">
      <style:text-properties style:font-name="FreeSans" officeooo:paragraph-rsid="00037432"/>
    </style:style>
    <style:style style:name="P14" style:family="paragraph" style:parent-style-name="Text_20_body" style:list-style-name="L2">
      <style:text-properties fo:font-variant="normal" fo:text-transform="none" fo:color="#000000" style:font-name="Lato" fo:font-size="11.25pt" fo:letter-spacing="normal" fo:font-style="normal" fo:font-weight="normal" officeooo:rsid="000676df" officeooo:paragraph-rsid="000676df"/>
    </style:style>
    <style:style style:name="P15" style:family="paragraph" style:parent-style-name="Text_20_body">
      <style:text-properties officeooo:rsid="000b0875" officeooo:paragraph-rsid="000c41af"/>
    </style:style>
    <style:style style:name="P16" style:family="paragraph" style:parent-style-name="Text_20_body">
      <style:text-properties officeooo:rsid="000c41af" officeooo:paragraph-rsid="000c41af"/>
    </style:style>
    <style:style style:name="P17" style:family="paragraph" style:parent-style-name="Text_20_body">
      <style:text-properties officeooo:rsid="000e2e63" officeooo:paragraph-rsid="000fdfb5"/>
    </style:style>
    <style:style style:name="P18" style:family="paragraph" style:parent-style-name="Text_20_body">
      <style:text-properties officeooo:rsid="000ff398" officeooo:paragraph-rsid="000ff398"/>
    </style:style>
    <style:style style:name="P19" style:family="paragraph" style:parent-style-name="Text_20_body" style:list-style-name="L3">
      <style:text-properties officeooo:rsid="000ff398" officeooo:paragraph-rsid="000ff398"/>
    </style:style>
    <style:style style:name="P20" style:family="paragraph" style:parent-style-name="Text_20_body" style:list-style-name="L3">
      <style:text-properties officeooo:paragraph-rsid="000ff398"/>
    </style:style>
    <style:style style:name="P21" style:family="paragraph" style:parent-style-name="Text_20_body">
      <style:text-properties officeooo:rsid="0013218d" officeooo:paragraph-rsid="0013218d"/>
    </style:style>
    <style:style style:name="P22" style:family="paragraph" style:parent-style-name="Text_20_body" style:list-style-name="L4">
      <style:text-properties officeooo:rsid="0013218d" officeooo:paragraph-rsid="0013218d"/>
    </style:style>
    <style:style style:name="P23" style:family="paragraph" style:parent-style-name="Text_20_body" style:list-style-name="L4">
      <style:text-properties officeooo:rsid="001447ad" officeooo:paragraph-rsid="001447ad"/>
    </style:style>
    <style:style style:name="P24" style:family="paragraph" style:parent-style-name="Text_20_body" style:list-style-name="L2">
      <style:paragraph-properties fo:margin-top="0cm" fo:margin-bottom="0.265cm" loext:contextual-spacing="false" fo:orphans="2" fo:widows="2" fo:padding="0cm" fo:border="none"/>
      <style:text-properties fo:font-variant="normal" fo:text-transform="none" fo:color="#000000" style:font-name="Lato" fo:font-size="11.25pt" fo:letter-spacing="normal" fo:font-style="normal" fo:font-weight="normal"/>
    </style:style>
    <style:style style:name="P25" style:family="paragraph" style:parent-style-name="Heading_20_1">
      <style:text-properties style:font-name="FreeSans" officeooo:paragraph-rsid="00037432"/>
    </style:style>
    <style:style style:name="P26" style:family="paragraph" style:parent-style-name="Heading_20_1">
      <style:text-properties officeooo:paragraph-rsid="00037432"/>
    </style:style>
    <style:style style:name="T1" style:family="text">
      <style:text-properties style:font-name="FreeSans"/>
    </style:style>
    <style:style style:name="T2" style:family="text">
      <style:text-properties style:font-name="FreeSans" officeooo:rsid="000b0875"/>
    </style:style>
    <style:style style:name="T3" style:family="text">
      <style:text-properties style:font-name="FreeSans" officeooo:rsid="000c41af"/>
    </style:style>
    <style:style style:name="T4" style:family="text">
      <style:text-properties style:font-name="FreeSans" officeooo:rsid="000e2e63"/>
    </style:style>
    <style:style style:name="T5" style:family="text">
      <style:text-properties style:font-name="FreeSans" officeooo:rsid="000fdfb5"/>
    </style:style>
    <style:style style:name="T6" style:family="text">
      <style:text-properties style:font-name="FreeSans" officeooo:rsid="0011e9c4"/>
    </style:style>
    <style:style style:name="T7" style:family="text">
      <style:text-properties style:font-name="FreeSans" officeooo:rsid="000ff398"/>
    </style:style>
    <style:style style:name="T8" style:family="text">
      <style:text-properties style:font-name="FreeSans" officeooo:rsid="0008403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1</text:p>
      <text:p text:style-name="P7">CT4101</text:p>
      <text:p text:style-name="P6">Luke Fox - 16342861</text:p>
      <text:p text:style-name="P1"/>
      <text:h text:style-name="P26" text:outline-level="1"><text:span text:style-name="T1">Choice of M</text:span><text:span text:style-name="T2">achine learning</text:span><text:span text:style-name="T1"> Package</text:span></text:h>
      <text:p text:style-name="P15"><text:span text:style-name="T3">S</text:span><text:span text:style-name="T1">cikit-learn </text:span><text:span text:style-name="T3">is the machine learning package that I have chosen. I have chosen this package for a variety of reasons. </text:span></text:p>
      <text:p text:style-name="P15"><text:span text:style-name="T3">Firstly, scikit learn is a python library. Python has become popular among data scientists. Implementing the algorithms programmatically would give me more flexibility compared to using a GUI based package. It would also allow me to use other libraries such as panda </text:span><text:span text:style-name="T4">or matplotlib </text:span><text:span text:style-name="T3">in conjunction with scikit-learn. The option to manually recreate the algorithms and compare them to the packages implementations is something that could be useful in future assignments. </text:span></text:p>
      <text:p text:style-name="P16"><text:span text:style-name="T1">Secondly, Scikit-learn covers the majority of machine learning tasks. Scikit-learn has the ability to implement classification, clustering, regression and dimensionality reduction. </text:span><text:span text:style-name="T4">This functionality should suffice for this module. <text:s/></text:span></text:p>
      <text:p text:style-name="P17"><text:span text:style-name="T1">Lastly, </text:span><text:span text:style-name="T5">Scikit-learn </text:span><text:span text:style-name="T3">has good documentation to support each task. </text:span><text:span text:style-name="T5">This will act as a learning aid when implementing the algorithms learned in class. </text:span></text:p>
      <text:p text:style-name="P18"><text:span text:style-name="T5">S</text:span><text:span text:style-name="T1">ome of the main functions of </text:span><text:span text:style-name="T6">S</text:span><text:span text:style-name="T1">cikit-learn are: ********</text:span></text:p>
      <text:list xml:id="list637636218" text:style-name="L3">
        <text:list-item>
          <text:p text:style-name="P19"><text:span text:style-name="T5">S</text:span><text:span text:style-name="T1">plitting data into test and training sets. K-fold cross-validation can also be performed on data. </text:span></text:p>
        </text:list-item>
        <text:list-item>
          <text:p text:style-name="P19"><text:span text:style-name="T1">Learning from different models and making predictions based on this. </text:span></text:p>
        </text:list-item>
        <text:list-item>
          <text:p text:style-name="P20"><text:span text:style-name="T7">Model persistence can be </text:span><text:span text:style-name="T6">implemented using Pythons built-in persistence model. </text:span></text:p>
        </text:list-item>
      </text:list>
      <text:h text:style-name="P25" text:outline-level="1">Data Preparation</text:h>
      <text:p text:style-name="P21"><text:span text:style-name="T1">Most machine learning packages require input data to be in a certain form before being used. <text:s/>These are the steps I had to follow to get the data into an appropriate form: </text:span></text:p>
      <text:list xml:id="list2303436065" text:style-name="L4">
        <text:list-item>
          <text:p text:style-name="P22"><text:span text:style-name="T1">Download hazelnuts.txt</text:span></text:p>
        </text:list-item>
        <text:list-item>
          <text:p text:style-name="P23"><text:span text:style-name="T1">Transpose the data and add variable labels to the each column. </text:span></text:p>
        </text:list-item>
        <text:list-item>
          <text:p text:style-name="P23"><text:span text:style-name="T1">Remove label IDs as these will be added by panda library later. </text:span></text:p>
        </text:list-item>
        <text:list-item>
          <text:p text:style-name="P23"><text:span text:style-name="T1">Convert to CSV to make the fie readable by panda. </text:span></text:p>
        </text:list-item>
        <text:list-item>
          <text:p text:style-name="P23"><text:span text:style-name="T8">P</text:span><text:span text:style-name="T1">erform preprocessing on the variety column as scikit-learn requires data to be numerical. This is done using the LabelEncoder() function which encodes the variety column. </text:span></text:p>
        </text:list-item>
        <text:list-item>
          <text:p text:style-name="P23"><text:span text:style-name="T1">Data must be split into two arrays containing the input and output variables. </text:span></text:p>
        </text:list-item>
      </text:list>
      <text:h text:style-name="P25" text:outline-level="1"><text:soft-page-break/>Description of Chosen Algorithms</text:h>
      <text:list xml:id="list1603668602" text:style-name="L1">
        <text:list-item>
          <text:p text:style-name="P10">K-Nearest Neighbour</text:p>
        </text:list-item>
      </text:list>
      <text:p text:style-name="P2">KNN is a supervised classifier used to predict classification labels for new instances. The prediction for the new observations are made based on similarity to the training set. Very similar observations are likely to have the same classification label.</text:p>
      <text:p text:style-name="P4">This algorithm classifies data into different categories. </text:p>
      <text:list xml:id="list1787173189" text:style-name="L2">
        <text:list-item>
          <text:p text:style-name="P14">First, we need to define a K value. This is going to be how many points we should use to make our decision. The K closest points to the black dot.</text:p>
        </text:list-item>
        <text:list-item>
          <text:p text:style-name="P24">Next, we need to find out the class of these K points.</text:p>
        </text:list-item>
        <text:list-item>
          <text:p text:style-name="P24">Finally, we determine which class appears the most out of all of our K points and that is our prediction.</text:p>
        </text:list-item>
      </text:list>
      <text:p text:style-name="P3">KNN</text:p>
      <text:p text:style-name="P3">assumes: little noise in dataset, data is labelled and only contains relevant features</text:p>
      <text:p text:style-name="P3">dont use on large datasets as it will take a long time</text:p>
      <text:p text:style-name="P3"/>
      <text:p text:style-name="P3"/>
      <text:p text:style-name="P3"/>
      <text:p text:style-name="P3"/>
      <text:p text:style-name="P3"/>
      <text:list xml:id="list163638134756682" text:continue-list="list1603668602" text:style-name="L1">
        <text:list-item>
          <text:p text:style-name="P10"/>
        </text:list-item>
      </text:list>
      <text:h text:style-name="P25" text:outline-level="1">Results</text:h>
      <text:h text:style-name="P25" text:outline-level="1">Discussion/Conclusion.</text:h>
      <text:p text:style-name="P13"/>
      <text:p text:style-name="P13"/>
      <text:p text:style-name="P13"/>
      <text:p text:style-name="P13"/>
      <text:p text:style-name="P13"/>
      <text:p text:style-name="P2">KNN</text:p>
      <text:p text:style-name="P2">assumes: little noise in dataset, data is labelled and only contains relevant features</text:p>
      <text:p text:style-name="P2">dont use on large datasets as it will take a long time</text:p>
      <text:p text:style-name="P1"/>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ato" svg:font-family="Lato, sans-serif"/>
    <style:font-face style:name="Lohit Devanagari1" svg:font-family="'Lohit Devanagari'"/>
    <style:font-face style:name="Open Sans1" svg:font-family="'Open Sans', Arial, sans-serif"/>
    <style:font-face style:name="Open Sans" svg:font-family="'Open Sans', 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5:22:53.898524438</meta:creation-date>
    <dc:date>2019-10-11T16:33:24.901414093</dc:date>
    <meta:editing-duration>PT1H37M7S</meta:editing-duration>
    <meta:editing-cycles>8</meta:editing-cycles>
    <meta:generator>LibreOffice/6.0.7.3$Linux_X86_64 LibreOffice_project/00m0$Build-3</meta:generator>
    <meta:document-statistic meta:table-count="0" meta:image-count="0" meta:object-count="0" meta:page-count="2" meta:paragraph-count="36" meta:word-count="488" meta:character-count="2983" meta:non-whitespace-character-count="2528"/>
  </office:meta>
</office:document-meta>
</file>